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/>
      <style:text-properties officeooo:rsid="001b4845" officeooo:paragraph-rsid="001b4845"/>
    </style:style>
    <style:style style:name="P3" style:family="paragraph" style:parent-style-name="Text_20_body" style:list-style-name="L98"/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12">
      <style:paragraph-properties fo:margin-top="0cm" fo:margin-bottom="0cm" loext:contextual-spacing="false"/>
    </style:style>
    <style:style style:name="P6" style:family="paragraph" style:parent-style-name="Text_20_body" style:list-style-name="L22">
      <style:paragraph-properties fo:margin-top="0cm" fo:margin-bottom="0cm" loext:contextual-spacing="false"/>
    </style:style>
    <style:style style:name="P7" style:family="paragraph" style:parent-style-name="Text_20_body" style:list-style-name="L32">
      <style:paragraph-properties fo:margin-top="0cm" fo:margin-bottom="0cm" loext:contextual-spacing="false"/>
    </style:style>
    <style:style style:name="P8" style:family="paragraph" style:parent-style-name="Text_20_body" style:list-style-name="L42">
      <style:paragraph-properties fo:margin-top="0cm" fo:margin-bottom="0cm" loext:contextual-spacing="false"/>
    </style:style>
    <style:style style:name="P9" style:family="paragraph" style:parent-style-name="Text_20_body" style:list-style-name="L52">
      <style:paragraph-properties fo:margin-top="0cm" fo:margin-bottom="0cm" loext:contextual-spacing="false"/>
    </style:style>
    <style:style style:name="P10" style:family="paragraph" style:parent-style-name="Text_20_body" style:list-style-name="L62">
      <style:paragraph-properties fo:margin-top="0cm" fo:margin-bottom="0cm" loext:contextual-spacing="false"/>
    </style:style>
    <style:style style:name="P11" style:family="paragraph" style:parent-style-name="Text_20_body" style:list-style-name="L72">
      <style:paragraph-properties fo:margin-top="0cm" fo:margin-bottom="0cm" loext:contextual-spacing="false"/>
    </style:style>
    <style:style style:name="P12" style:family="paragraph" style:parent-style-name="Text_20_body" style:list-style-name="L82">
      <style:paragraph-properties fo:margin-top="0cm" fo:margin-bottom="0cm" loext:contextual-spacing="false"/>
    </style:style>
    <style:style style:name="P13" style:family="paragraph" style:parent-style-name="Text_20_body" style:list-style-name="L92">
      <style:paragraph-properties fo:margin-top="0cm" fo:margin-bottom="0cm" loext:contextual-spacing="false"/>
    </style:style>
    <style:style style:name="T1" style:family="text">
      <style:text-properties officeooo:rsid="001b4845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69"/><text:span text:style-name="T2"><text:s text:c="2"/>Paper 22 <text:s text:c="51"/>K. AHMADI</text:span></text:p>
      <text:p text:style-name="P1"><text:span text:style-name="T1">1- </text:span>I look forward to --------------------- to your views about all of these issues. </text:p>
      <text:list xml:id="list4192866152" text:style-name="L2">
        <text:list-header>
          <text:p text:style-name="P4"><text:span text:style-name="T1">a-</text:span> listen <text:s text:c="5"/><text:span text:style-name="T1">b-</text:span> listening<text:bookmark text:name="Q_0_2"/> <text:s text:c="5"/><text:span text:style-name="T1">c- </text:span>listened<text:bookmark text:name="Q_0"/><text:bookmark text:name="Q_0_3"/> <text:s text:c="5"/><text:span text:style-name="T1">d- </text:span>will listen</text:p>
          <text:p text:style-name="P4"/>
        </text:list-header>
      </text:list>
      <text:p text:style-name="Text_20_body"><text:bookmark text:name="Q_1"/><text:span text:style-name="T1">2- </text:span>Test strips are for single use -------------------. </text:p>
      <text:list xml:id="list246761866" text:style-name="L12">
        <text:list-header>
          <text:p text:style-name="P5"><text:span text:style-name="T1">a-</text:span> strict <text:s text:c="6"/><text:span text:style-name="T1">b-</text:span> hardly <text:s text:c="6"/><text:span text:style-name="T1">c-</text:span> only<text:bookmark text:name="Q_11"/><text:bookmark text:name="Q_1_3"/> <text:s text:c="7"/><text:span text:style-name="T1">d- </text:span>recently</text:p>
          <text:p text:style-name="P5"/>
        </text:list-header>
      </text:list>
      <text:p text:style-name="Text_20_body"><text:bookmark text:name="Q_2"/><text:span text:style-name="T1">3- </text:span>We need a process that will allow for a -------------- and compensation for consumers who are ripped off.</text:p>
      <text:list xml:id="list2716935632" text:style-name="L22">
        <text:list-header>
          <text:p text:style-name="P6"><text:span text:style-name="T1">a-</text:span> loss <text:s text:c="6"/><text:span text:style-name="T1">b-</text:span> refund<text:bookmark text:name="Q_2_2"/> <text:s text:c="5"/><text:span text:style-name="T1">c-</text:span>  fund<text:bookmark text:name="Q_21"/><text:bookmark text:name="Q_2_3"/> <text:s text:c="5"/><text:span text:style-name="T1">d-</text:span>  fine</text:p>
          <text:p text:style-name="P6"/>
        </text:list-header>
      </text:list>
      <text:p text:style-name="Text_20_body"><text:bookmark text:name="Q_3"/><text:span text:style-name="T1">4- </text:span>The ------------------------ results of these campaigns show how necessary it is to make practical proposals that have a direct effect on people's daily lives.</text:p>
      <text:list xml:id="list3846440449" text:style-name="L32">
        <text:list-header>
          <text:p text:style-name="P7"><text:bookmark text:name="Q_3_01"/><text:span text:style-name="T1">a-</text:span>  disappointed <text:s text:c="5"/><text:span text:style-name="T1">b-</text:span> disappointing <text:s text:c="6"/><text:span text:style-name="T1">c-</text:span> disappoint <text:s text:c="5"/><text:span text:style-name="T1">d-</text:span> disappointment</text:p>
          <text:p text:style-name="P7"/>
        </text:list-header>
      </text:list>
      <text:p text:style-name="Text_20_body"><text:bookmark text:name="Q_4"/><text:span text:style-name="T1">5- </text:span>A decision on this transformation can be taken ------------------- the necessary conditions have been met.</text:p>
      <text:list xml:id="list1397855245" text:style-name="L42">
        <text:list-header>
          <text:p text:style-name="P8"><text:bookmark text:name="Q_4_01"/><text:span text:style-name="T1">a- </text:span>thus<text:bookmark text:name="Q_4_1"/> <text:s text:c="6"/><text:span text:style-name="T1">b- </text:span>once<text:bookmark text:name="Q_4_2"/> <text:s text:c="6"/><text:span text:style-name="T1">c- </text:span>besides<text:bookmark text:name="Q_41"/><text:bookmark text:name="Q_4_3"/> <text:s text:c="6"/><text:span text:style-name="T1">d- </text:span>still</text:p>
          <text:p text:style-name="P8"/>
        </text:list-header>
      </text:list>
      <text:p text:style-name="Text_20_body"><text:bookmark text:name="Q_5"/><text:span text:style-name="T1">6- </text:span>Your hospital coverage may be grossly inadequate and you should ----------------purchasing supplementary insurance for hospital stays.</text:p>
      <text:list xml:id="list2340050279" text:style-name="L52">
        <text:list-header>
          <text:p text:style-name="P9"><text:span text:style-name="T1">a-</text:span> consider<text:bookmark text:name="Q_5_1"/> <text:s text:c="6"/><text:span text:style-name="T1">b-</text:span>  associate <text:s text:c="5"/><text:span text:style-name="T1">c- </text:span> overlook <text:s text:c="6"/><text:span text:style-name="T1">d-</text:span> determine</text:p>
          <text:p text:style-name="P9"/>
        </text:list-header>
      </text:list>
      <text:p text:style-name="Text_20_body"><text:bookmark text:name="Q_6"/><text:span text:style-name="T1">7- </text:span>In addition to the hours required for integration, each student must ----------------- an independent study project that demonstrates an understanding of the relationship between his or her placement experience and the curriculum expectations of the related course.</text:p>
      <text:list xml:id="list139034224" text:style-name="L62">
        <text:list-header>
          <text:p text:style-name="P10"><text:span text:style-name="T1">a-</text:span> comply <text:s text:c="5"/><text:span text:style-name="T1">b-</text:span> contain <text:s text:c="5"/><text:span text:style-name="T1">c-</text:span> complete <text:s text:c="5"/><text:span text:style-name="T1">d-</text:span> consist</text:p>
          <text:p text:style-name="P10"/>
        </text:list-header>
      </text:list>
      <text:p text:style-name="Text_20_body"><text:bookmark text:name="Q_7"/><text:span text:style-name="T1">8- </text:span>------------------ existing public sector investment, we could also involve more private sector investment in the development of malaria vaccines.</text:p>
      <text:list xml:id="list2723543980" text:style-name="L72">
        <text:list-header>
          <text:p text:style-name="P11"><text:span text:style-name="T1">a-</text:span> Whereby <text:s text:c="5"/><text:span text:style-name="T1">b-</text:span> According to<text:bookmark text:name="Q_7_2"/> <text:s text:c="5"/><text:span text:style-name="T1">c-</text:span>  in addition to <text:s text:c="5"/><text:span text:style-name="T1">d-</text:span> Whereas</text:p>
          <text:p text:style-name="P11"/>
        </text:list-header>
      </text:list>
      <text:p text:style-name="Text_20_body"><text:bookmark text:name="Q_8"/><text:span text:style-name="T1">9- </text:span>Today, the care for seniors is often provided by families and friends, many of --------- are women. </text:p>
      <text:list xml:id="list60108456" text:style-name="L82">
        <text:list-header>
          <text:p text:style-name="P12"><text:span text:style-name="T1">a-</text:span> whom <text:s text:c="5"/><text:span text:style-name="T1">b-</text:span> what<text:bookmark text:name="Q_8_2"/> <text:s text:c="5"/><text:span text:style-name="T1">c-</text:span>  that <text:s text:c="5"/><text:span text:style-name="T1">d-</text:span> whose</text:p>
          <text:p text:style-name="P12"/>
        </text:list-header>
      </text:list>
      <text:p text:style-name="Text_20_body"><text:bookmark text:name="Q_9"/><text:span text:style-name="T1">10- </text:span>The oil sector is a crucial component of México's economy as México is the fifth-largest ----------------------- of oil in the world.</text:p>
      <text:list xml:id="list3993872571" text:style-name="L92">
        <text:list-header>
          <text:p text:style-name="P13"><text:span text:style-name="T1">a-</text:span> produce<text:bookmark text:name="Q_9_1"/> <text:s text:c="5"/><text:span text:style-name="T1">b-</text:span>  producer <text:s text:c="4"/><text:span text:style-name="T1">c-</text:span> producing <text:s text:c="5"/><text:span text:style-name="T1">d-</text:span> production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4:29:28.225000000</meta:creation-date>
    <dc:date>2017-11-02T14:39:37.762000000</dc:date>
    <meta:editing-duration>PT10M9S</meta:editing-duration>
    <meta:editing-cycles>1</meta:editing-cycles>
    <meta:document-statistic meta:table-count="0" meta:image-count="0" meta:object-count="0" meta:page-count="1" meta:paragraph-count="30" meta:word-count="306" meta:character-count="2087" meta:non-whitespace-character-count="1530"/>
    <meta:generator>LibreOffice/5.3.5.2$Windows_x86 LibreOffice_project/50d9bf2b0a79cdb85a3814b592608037a682059d</meta:generator>
  </office:meta>
</office:document-meta>
</file>